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2cm" fo:margin-bottom="0.102cm"/>
      <style:text-properties style:font-name="Arial"/>
    </style:style>
    <style:style style:name="P2" style:family="paragraph" style:parent-style-name="Standard">
      <style:paragraph-properties fo:margin-top="0.102cm" fo:margin-bottom="0.102cm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top="0.102cm" fo:margin-bottom="0.102cm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margin-top="0.102cm" fo:margin-bottom="0.102cm" fo:text-align="start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margin-top="0.102cm" fo:margin-bottom="0.102cm"/>
      <style:text-properties style:font-name="Arial" fo:font-weight="bold" fo:background-color="#ffffff" style:font-weight-asian="bold" style:font-weight-complex="bold"/>
    </style:style>
    <style:style style:name="P11" style:family="paragraph" style:parent-style-name="Standard">
      <style:paragraph-properties fo:margin-top="0.102cm" fo:margin-bottom="0.102cm" fo:text-align="start" style:justify-single-word="false"/>
      <style:text-properties style:font-name="Arial"/>
    </style:style>
    <style:style style:name="P12" style:family="paragraph" style:parent-style-name="Standard">
      <style:paragraph-properties fo:margin-top="0.102cm" fo:margin-bottom="0.102cm"/>
      <style:text-properties style:font-name="Arial" fo:font-weight="normal" style:font-weight-asian="normal" style:font-weight-complex="normal"/>
    </style:style>
    <style:style style:name="P13" style:family="paragraph" style:parent-style-name="Standard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.102cm" fo:margin-bottom="0.102cm" fo:text-align="start" style:justify-single-word="false" fo:padding="0.074cm" fo:border-left="none" fo:border-right="none" fo:border-top="none" fo:border-bottom="0.035cm solid #000000" style:join-border="false"/>
      <style:text-properties style:font-name="Arial"/>
    </style:style>
    <style:style style:name="P16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/>
    </style:style>
    <style:style style:name="P17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weight="normal" style:font-weight-asian="normal" style:font-weight-complex="normal"/>
    </style:style>
    <style:style style:name="P18" style:family="paragraph" style:parent-style-name="Standard">
      <style:paragraph-properties fo:margin-top="0.102cm" fo:margin-bottom="0.102cm"/>
      <style:text-properties style:font-name="Arial"/>
    </style:style>
    <style:style style:name="P19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23" style:family="paragraph" style:parent-style-name="Standard" style:list-style-name="L2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normal" fo:background-color="#ffff00" style:font-size-asian="14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margin-top="0.102cm" fo:margin-bottom="0.102cm" fo:text-align="start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3">
      <style:paragraph-properties fo:margin-top="0.102cm" fo:margin-bottom="0.102cm" fo:text-align="start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18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normal" style:text-underline-style="none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19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5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14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8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fo:background-color="#ffff00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15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fo:background-color="#ffff00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16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fo:background-color="#ffff00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normal" style:text-underline-style="none" fo:font-weight="normal" fo:background-color="#ffff00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5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18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top="0.102cm" fo:margin-bottom="0.102cm"/>
      <style:text-properties style:font-name="Arial" fo:font-size="14pt" style:font-size-asian="14pt" style:font-size-complex="14pt"/>
    </style:style>
    <style:style style:name="P52" style:family="paragraph" style:parent-style-name="Standard">
      <style:paragraph-properties fo:margin-top="0.102cm" fo:margin-bottom="0.102cm" fo:text-align="start" style:justify-single-word="false"/>
      <style:text-properties style:font-name="Arial" fo:font-size="14pt" style:font-size-asian="14pt" style:font-size-complex="14pt"/>
    </style:style>
    <style:style style:name="P53" style:family="paragraph" style:parent-style-name="Standard" style:list-style-name="L7">
      <style:paragraph-properties fo:margin-top="0.102cm" fo:margin-bottom="0.102cm"/>
      <style:text-properties style:font-name="Arial" fo:font-weight="bold" fo:background-color="#ffffff" style:font-weight-asian="bold" style:font-weight-complex="bold"/>
    </style:style>
    <style:style style:name="P54" style:family="paragraph" style:parent-style-name="Standard">
      <style:paragraph-properties fo:margin-top="0.102cm" fo:margin-bottom="0.102cm"/>
      <style:text-properties style:font-name="Arial" fo:font-weight="bold" style:font-weight-asian="bold" style:font-weight-complex="bold"/>
    </style:style>
    <style:style style:name="P55" style:family="paragraph" style:parent-style-name="Standard">
      <style:paragraph-properties fo:margin-top="0.102cm" fo:margin-bottom="0.102cm" fo:text-align="center" style:justify-single-word="false"/>
      <style:text-properties style:font-name="Arial" fo:font-weight="bold" style:font-weight-asian="bold" style:font-weight-complex="bold"/>
    </style:style>
    <style:style style:name="P56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style="normal" style:text-underline-style="none" fo:font-weight="bold" fo:background-color="#ffff00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margin-top="0.102cm" fo:margin-bottom="0.102cm"/>
      <style:text-properties style:font-name="Arial" fo:font-weight="normal" style:font-weight-asian="normal" style:font-weight-complex="normal"/>
    </style:style>
    <style:style style:name="P59" style:family="paragraph" style:parent-style-name="Standard">
      <style:paragraph-properties fo:margin-top="0.102cm" fo:margin-bottom="0.102cm" fo:text-align="center" style:justify-single-word="false"/>
      <style:text-properties style:font-name="Arial" fo:font-weight="normal" style:font-weight-asian="normal" style:font-weight-complex="normal"/>
    </style:style>
    <style:style style:name="P60" style:family="paragraph" style:parent-style-name="Standard">
      <style:paragraph-properties fo:margin-top="0.102cm" fo:margin-bottom="0.102cm" fo:text-align="start" style:justify-single-word="false"/>
      <style:text-properties style:font-name="Arial" fo:font-weight="normal" style:font-weight-asian="normal" style:font-weight-complex="normal"/>
    </style:style>
    <style:style style:name="P61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weight="normal" style:font-weight-asian="normal" style:font-weight-complex="normal"/>
    </style:style>
    <style:style style:name="P62" style:family="paragraph" style:parent-style-name="Standard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63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64" style:family="paragraph" style:parent-style-name="Standard">
      <style:paragraph-properties fo:margin-top="0.102cm" fo:margin-bottom="0.102cm" fo:text-align="center" style:justify-single-word="false"/>
      <style:text-properties style:font-name="Arial" fo:font-size="18pt" style:font-size-asian="18pt" style:font-size-complex="18pt"/>
    </style:style>
    <style:style style:name="P65" style:family="paragraph" style:parent-style-name="Standard" style:list-style-name="L8">
      <style:paragraph-properties fo:margin-top="0.102cm" fo:margin-bottom="0.102cm" fo:text-align="start" style:justify-single-word="false"/>
      <style:text-properties fo:font-weight="bold" style:font-weight-asian="bold" style:font-weight-complex="bold"/>
    </style:style>
    <style:style style:name="P66" style:family="paragraph" style:parent-style-name="Standard">
      <style:paragraph-properties fo:margin-top="0.102cm" fo:margin-bottom="0.102cm" fo:text-align="center" style:justify-single-word="false" fo:padding="0.074cm" fo:border-left="none" fo:border-right="none" fo:border-top="none" fo:border-bottom="0.035cm solid #000000" style:join-border="false"/>
      <style:text-properties style:font-name="Arial"/>
    </style:style>
    <style:style style:name="P67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weight="normal" style:font-weight-asian="normal" style:font-weight-complex="normal"/>
    </style:style>
    <style:style style:name="P68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top="0.102cm" fo:margin-bottom="0.102cm" fo:text-align="center" style:justify-single-word="false" fo:padding="0.074cm" fo:border-left="none" fo:border-right="none" fo:border-top="none" fo:border-bottom="0.035cm solid #000000" style:join-border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/>
    </style:style>
    <style:style style:name="P71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333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3cm" fo:text-indent="-0.635cm" fo:margin-left="1.6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sos de uso</text:p>
      <text:p text:style-name="P3"><text:s text:c="2"/>Lista de casos de uso:</text:p>
      <text:p text:style-name="P3"/>
      <text:p text:style-name="P4"><text:s/><text:tab/><text:span text:style-name="T1">En </text:span>negrita<text:span text:style-name="T1"> el requerimiento.</text:span></text:p>
      <text:p text:style-name="P5"><text:tab/>Enumerado el caso de uso.</text:p>
      <text:p text:style-name="P4"><text:span text:style-name="T1"><text:tab/></text:span><text:span text:style-name="T8">Subrayado</text:span><text:span text:style-name="T1"> precondiciones y postcondiciones</text:span></text:p>
      <text:p text:style-name="P5"/>
      <text:list xml:id="list1146328606104580640" text:style-name="L1">
        <text:list-item>
          <text:p text:style-name="P20">Login</text:p>
          <text:p text:style-name="P50">Gestion de estudiantes(Precondición)</text:p>
        </text:list-item>
      </text:list>
      <text:list xml:id="list6643397710348351454" text:style-name="L2">
        <text:list-item>
          <text:p text:style-name="P23">Login estudiante</text:p>
          <text:p text:style-name="P27">Acceder a la ventana de formularios(Post condición)</text:p>
        </text:list-item>
        <text:list-item>
          <text:p text:style-name="P23">Login Administrador</text:p>
          <text:p text:style-name="P27">Acceder a las ventanas de gestion(Post condición)</text:p>
          <text:p text:style-name="P27"/>
          <text:p text:style-name="P23"/>
        </text:list-item>
      </text:list>
      <text:list xml:id="list31692995" text:continue-list="list1146328606104580640" text:style-name="L1">
        <text:list-item>
          <text:p text:style-name="P20">Formularios de beca </text:p>
          <text:p text:style-name="P24"><text:s text:c="4"/><text:span text:style-name="T5"><text:s/>I</text:span><text:span text:style-name="T6">ngreso al sistema como Estudiante(pre condición).</text:span></text:p>
        </text:list-item>
      </text:list>
      <text:list xml:id="list6134621887452955022" text:style-name="L3">
        <text:list-item>
          <text:list>
            <text:list-item>
              <text:p text:style-name="P25">Validación de los datos que ingresa un estudiante</text:p>
            </text:list-item>
            <text:list-item>
              <text:p text:style-name="P25">Registro de los datos que ingresa un estudiante</text:p>
            </text:list-item>
            <text:list-item>
              <text:p text:style-name="P25">Envio de la solicitud </text:p>
            </text:list-item>
            <text:list-item>
              <text:p text:style-name="P25">Elección de la cita para firmar</text:p>
              <text:p text:style-name="P28">Conclusión del proceso (post condiciones).</text:p>
              <text:p text:style-name="P28"/>
            </text:list-item>
          </text:list>
        </text:list-item>
      </text:list>
      <text:list xml:id="list2917433918398558166" text:style-name="L4">
        <text:list-item>
          <text:p text:style-name="P31">Gestion en las fichas de solicitud de beca</text:p>
          <text:p text:style-name="P31"><text:s/><text:tab/><text:span text:style-name="T8">I</text:span><text:span text:style-name="T7">ngreso al sistema como Admin (pre condición).</text:span></text:p>
          <text:list>
            <text:list-header>
              <text:p text:style-name="P29"><text:s text:c="4"/>Finalización del proceso de formularios de beca (pre condición).</text:p>
            </text:list-header>
          </text:list>
        </text:list-item>
      </text:list>
      <text:list xml:id="list4060073268643507779" text:style-name="L5">
        <text:list-item>
          <text:list>
            <text:list-item>
              <text:list>
                <text:list-item>
                  <text:p text:style-name="P36">Mostrar datos de la ficha de un estudiante (Según parámetros)</text:p>
                </text:list-item>
                <text:list-item>
                  <text:p text:style-name="P36">Modificar datos de la ficha de un estudiante</text:p>
                </text:list-item>
                <text:list-item>
                  <text:p text:style-name="P36">Borrar datos de la ficha de un estudiante (borrado lógico)</text:p>
                </text:list-item>
                <text:list-item>
                  <text:p text:style-name="P36">Determinar aprovación o denegación de la beca</text:p>
                  <text:p text:style-name="P45"><text:soft-page-break/>Almacenamiento del reporte (post condición)</text:p>
                </text:list-item>
              </text:list>
            </text:list-item>
          </text:list>
        </text:list-item>
      </text:list>
      <text:p text:style-name="P30"/>
      <text:list xml:id="list3831694275788422764" text:style-name="L18">
        <text:list-item>
          <text:p text:style-name="P32">Gestion de estudiantes</text:p>
          <text:p text:style-name="P48">Login de admin.</text:p>
          <text:p text:style-name="P40">1. Ventana de gestion de estudiantes</text:p>
          <text:p text:style-name="P40">2. Insertar y actualizar estudiantes por cada matricula.</text:p>
          <text:p text:style-name="P40">3. Borrar estudiantes descontinuados.</text:p>
          <text:p text:style-name="P40">4. Consulta de estudiantes (???)</text:p>
        </text:list-item>
      </text:list>
      <text:list xml:id="list31709310" text:continue-list="list2917433918398558166" text:style-name="L4">
        <text:list-item>
          <text:p text:style-name="P31">Generar reporte</text:p>
          <text:list>
            <text:list-header>
              <text:p text:style-name="P29">Envio de la solicitud del estudiante (pre condición).</text:p>
              <text:p text:style-name="P31"><text:span text:style-name="T8">I</text:span><text:span text:style-name="T7">ngreso al sistema como Admin (pre condición).</text:span></text:p>
            </text:list-header>
          </text:list>
          <text:p text:style-name="P37">1. Mostrar reporte de estudiantes (“ficha de solicitud de beca”).</text:p>
          <text:p text:style-name="P37">2. Almacenar los reportes aprovados para beca en la PC.</text:p>
        </text:list-item>
      </text:list>
      <text:p text:style-name="P7"/>
      <text:list xml:id="list31710696" text:continue-numbering="true" text:style-name="L4">
        <text:list-item>
          <text:p text:style-name="P31">Una base de datos</text:p>
          <text:list>
            <text:list-item>
              <text:list>
                <text:list-header>
                  <text:p text:style-name="P46">Tabla parámetros (pre condición).</text:p>
                </text:list-header>
              </text:list>
              <text:p text:style-name="P37">1. CRUD Estudiante (Correo electrónico previo ?)</text:p>
            </text:list-item>
          </text:list>
        </text:list-item>
      </text:list>
      <text:list xml:id="list931232196736611023" text:style-name="L6">
        <text:list-item>
          <text:list>
            <text:list-item>
              <text:list>
                <text:list-item>
                  <text:p text:style-name="P38">CRUD Rutas</text:p>
                </text:list-item>
                <text:list-item>
                  <text:p text:style-name="P38">CRUD Dirección</text:p>
                </text:list-item>
                <text:list-item>
                  <text:p text:style-name="P38">CRUD Familia</text:p>
                </text:list-item>
                <text:list-item>
                  <text:p text:style-name="P38">CRUD Encargado</text:p>
                </text:list-item>
                <text:list-item>
                  <text:p text:style-name="P38">CRUD DatosCentro educativo</text:p>
                </text:list-item>
                <text:list-item>
                  <text:p text:style-name="P38">CRUD Estudiantes_Borrados</text:p>
                  <text:p text:style-name="P47">Tabla Bitacora (post condición).</text:p>
                </text:list-item>
              </text:list>
            </text:list-item>
          </text:list>
        </text:list-item>
      </text:list>
      <text:list xml:id="list31687714" text:continue-list="list31710696" text:style-name="L4">
        <text:list-header>
          <text:p text:style-name="P37"><text:s text:c="4"/></text:p>
        </text:list-header>
        <text:list-item>
          <text:p text:style-name="P31">Firma de documentos almacenados</text:p>
          <text:p text:style-name="P37">1. Firmar todos los reportes almacenados en la PC con (Firma digital)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p text:style-name="P13">Descripción de casos de uso</text:p>
      <text:p text:style-name="P14">Login</text:p>
      <text:p text:style-name="P4"><text:span text:style-name="T17"><text:s text:c="3"/>Login de estudiante y administrador</text:span></text:p>
      <text:p text:style-name="P10">__________________________________________________________________________</text:p>
      <text:p text:style-name="P10">Requermiento Login</text:p>
      <text:p text:style-name="P10">Caso de uso: Login de estudiante</text:p>
      <text:list xml:id="list8984888400603743862" text:style-name="L7">
        <text:list-item>
          <text:p text:style-name="P53">Flujo básico S(sistema) U(usuario)</text:p>
        </text:list-item>
      </text:list>
      <text:p text:style-name="P1">(U) ingresa al sistema</text:p>
      <text:p text:style-name="P1">(S) Consulta cedulas de base de datos</text:p>
      <text:p text:style-name="P1">(U) 1. Registra el numero de cédula y el password</text:p>
      <text:p text:style-name="P1">(S) 2. Valida, verifica el numero de cédula desde el cliente</text:p>
      <text:p text:style-name="P1">(U) 3. Le da click al boton de submit (ingresar)</text:p>
      <text:p text:style-name="P1">(S) 4. Se envia una consulta a la base de datos con la cedula y el pasword registrados, para verificar si el estudiante ingreso el password correctamente.</text:p>
      <text:p text:style-name="P1">(S) 5.Se muestra el formulario de beca.</text:p>
      <text:p text:style-name="P9">__________________________________________________________________________</text:p>
      <text:p text:style-name="P9">Caso de uso: Login estudiante</text:p>
      <text:list xml:id="list2125318727160155167" text:style-name="L8">
        <text:list-item>
          <text:p text:style-name="P65"><text:span text:style-name="T2">Flujo alterno: </text:span><text:span text:style-name="T2">Mal ingreso de password<text:tab/></text:span></text:p>
        </text:list-item>
      </text:list>
      <text:p text:style-name="P11"><text:tab/>(S)4.1 No encuentra coincidencia en la base de datos</text:p>
      <text:p text:style-name="P11"><text:tab/>(S)4.2 Envia mensaje,de contraseña incorrecta el mensaje dirá: ""</text:p>
      <text:p text:style-name="P15"><text:tab/>(S)4.3 vuelve al paso 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Requermiento Login</text:p>
      <text:p text:style-name="P8">Caso de uso: Login de admin</text:p>
      <text:p text:style-name="P8">1. <text:s/>Flujo básico S(sistema) U(usuario)</text:p>
      <text:p text:style-name="P8">__________________________________________________________________________</text:p>
      <text:p text:style-name="P11">(U) 1. Ingreso al sistema </text:p>
      <text:p text:style-name="P11">(U) 1. Registra el numero de cédula y el password</text:p>
      <text:p text:style-name="P11">(U) 3. Le da click al boton de submit (ingresar)</text:p>
      <text:p text:style-name="P11">(S) 4. Se envia una consulta a la base de datos con la cedula y el pasword registrados, para verificar si el usuario admin puede ingresar correctamente.</text:p>
      <text:p text:style-name="P15">(S)5. Despliega la ventana de gestion de becas</text:p>
      <text:p text:style-name="P8"/>
      <text:p text:style-name="P8">___________________________________________</text:p>
      <text:p text:style-name="P8"><text:s text:c="2"/>Caso de uso: Login admin.</text:p>
      <text:p text:style-name="P8"><text:s text:c="2"/>Flujo alterno: Mal ingreso de datos...</text:p>
      <text:p text:style-name="P8">__________________________________________________________________________</text:p>
      <text:p text:style-name="P1">(s) 4.1 Determina que no escribio el usuario o el password correcto.</text:p>
      <text:p text:style-name="P16">(s) 4.2 Se envia un mensaje al usuario para que reintente ingresar.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31695239" text:continue-list="list31692995" text:style-name="L1">
        <text:list-header>
          <text:p text:style-name="P63"><text:soft-page-break/>Descripción de casos de uso</text:p>
          <text:p text:style-name="P63"><text:span text:style-name="T16">Ingreso de información al formulario de beca</text:span></text:p>
        </text:list-header>
      </text:list>
      <text:p text:style-name="P55">__________________________________________________________________________</text:p>
      <text:p text:style-name="P8">Requerimiento: Ingreso de información al formulario de beca</text:p>
      <text:p text:style-name="P8">Caso de uso: Formulario de beca</text:p>
      <text:p text:style-name="P8">1. <text:s/>Flujo básico S(sistema) U(usuario)</text:p>
      <text:p text:style-name="P8">__________________________________________________________________________</text:p>
      <text:p text:style-name="P1">(u) 1. Ingresa al formulario de beca</text:p>
      <text:p text:style-name="P1">(u) 2. Ingresa información personal y familiar a los campos del formulario</text:p>
      <text:p text:style-name="P1">(s) 3. Indica al usuario que debe elegir la fecha para firmar el documento. <text:s/>con el mensaje=""</text:p>
      <text:p text:style-name="P1">(u) 4. Ingresa la fecha.</text:p>
      <text:p text:style-name="P1">(s) 5. Valida la información digitada.</text:p>
      <text:p text:style-name="P1">(u) 6. Le da al boton submit para enviar su información</text:p>
      <text:p text:style-name="P1">(s) 7 Calcula el percapita y condición socioeconómica del estudiante.</text:p>
      <text:p text:style-name="P1">(s) 8. Inserta la información del estudiante a la base de datos. </text:p>
      <text:p text:style-name="P1">(s) 9 Muestra el mensaje confirmación al estudiante: msj = ""</text:p>
      <text:p text:style-name="P1">(s) 10 Envia correo electrónico de recordatorio para la firma presencial del declaración jurada</text:p>
      <text:p text:style-name="P1">(s) 11 Guardará la cita del padre o encargado, a la institución.</text:p>
      <text:p text:style-name="P1">(u) Se sale del sitio de bec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49"><text:soft-page-break/></text:p>
      <text:p text:style-name="P33"/>
      <text:p text:style-name="P8">__________________________________________________________________________</text:p>
      <text:p text:style-name="P1">Requerimiento Gestion de fichas de solicitud de beca.</text:p>
      <text:p text:style-name="P1">Caso de uso: Menu emergente para consulta</text:p>
      <text:p text:style-name="P1">1. <text:s/>Flujo básico S(sistema) U(usuario)</text:p>
      <text:p text:style-name="P1">Precondición: Login como administrador</text:p>
      <text:p text:style-name="P8">__________________________________________________________________________</text:p>
      <text:p text:style-name="P1">(u) Ingresa al sistema</text:p>
      <text:p text:style-name="P1">(u) Selecciona la condición socio económica (?). </text:p>
      <text:p text:style-name="P1">(s) Hace una cosulta a la base de datos, para que traiga a todos los estudiantes según la condición socioeconómica elegida.</text:p>
      <text:p text:style-name="P16">(s) Despliega los datos extraídos de la consulta en la página del administrador, en forma de tabla. (?)</text:p>
      <text:p text:style-name="P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64"><text:span text:style-name="T3">Descripción de casos de uso</text:span></text:p>
      <text:p text:style-name="P3">Gestion de estudiantes</text:p>
      <text:p text:style-name="P1">. Insertar nuevos estudiantes</text:p>
      <text:p text:style-name="P1">. Actualizar estudiante</text:p>
      <text:p text:style-name="P1">. Borrado lógicos.</text:p>
      <text:p text:style-name="P1"><text:s text:c="3"/></text:p>
      <text:p text:style-name="P1"><text:span text:style-name="T13">________________________________________________________________</text:span></text:p>
      <text:p text:style-name="P12">Caso de uso: Insertar nuevos estudiantes</text:p>
      <text:p text:style-name="P12">Flujo base</text:p>
      <text:p text:style-name="P17">U(Usuario) S(Sistema)</text:p>
      <text:p text:style-name="P59">(???????????)</text:p>
      <text:p text:style-name="P1">(U) 1. Ingresa a la ventana de gestion de estudiantes.</text:p>
      <text:p text:style-name="P1">(U) 2. Presionar un boton para subir el registro(</text:p>
      <text:p text:style-name="P1">(S) 3. Despliega el explorador de archivos.</text:p>
      <text:p text:style-name="P1">(U) 4. Selecciona el archivo con extensión XML que contiene el registro de estudiantes matriculados.</text:p>
      <text:p text:style-name="P1">(S) 5.El archivo se envia, se ingresan los nuevos estudiante, se actualizan los datos de los que ya estaban en el sistema (datos como: año del proceso... para que la base de datos del trámite de beca solo procese datos del mismo año, ???).</text:p>
      <text:p text:style-name="P1">(S) 6. Borrará a los estudiantes cuyos datos degen de ser actualizados cada año.</text:p>
      <text:p text:style-name="P1">(S) 7. Mostrará mensaje que confirme el proceso anteri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4"><text:span text:style-name="T11">Descripción de casos de uso</text:span></text:p>
      <text:p text:style-name="P69">Generar reportes</text:p>
      <text:p text:style-name="P12">Caso de uso: Ver reportes</text:p>
      <text:p text:style-name="P12">Flujo base</text:p>
      <text:p text:style-name="P17">U(Usuario) S(Sistema)</text:p>
      <text:p text:style-name="P60"><text:span text:style-name="T15">..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Descripción de casos de uso</text:p>
      <text:p text:style-name="P66"><text:span text:style-name="T13">Una base de datos</text:span></text:p>
      <text:p text:style-name="P12">Caso de uso: Almacenar información de estudiantes</text:p>
      <text:p text:style-name="P12">Flujo base</text:p>
      <text:p text:style-name="P17">U(Usuario) S(Sistema)</text:p>
      <text:p text:style-name="P12">(U) 1. Envia todo el registro de estudiantes en conjunto a la base de datos. (xml)</text:p>
      <text:p text:style-name="P12">(S) 2 Almacena todos los estudiantes con datos como:</text:p>
      <text:p text:style-name="P12"><text:tab/>Nombre, PrimerApellido,SegundoApellido, Sexo(hombre/mujer),CorreoElectrónico (No necesario), Nacionalidad, Religion. <text:span text:style-name="T4">(Dirección exacta tambien?)</text:span></text:p>
      <text:p text:style-name="P68"/>
      <text:p text:style-name="P12">Caso de uso: Almacenar información de residencia</text:p>
      <text:p text:style-name="P12">Flujo base</text:p>
      <text:p text:style-name="P17">U(Usuario) S(Sistema)</text:p>
      <text:p text:style-name="P12">(U) 1. Envia todo el registro de residencia cercanas a la institución, a la base de datos. </text:p>
      <text:p text:style-name="P12">(S) 2 Almacena todos las resindencia por:</text:p>
      <text:p text:style-name="P12"><text:tab/>Provincia,Cantón,Distrito, cada</text:p>
      <text:p text:style-name="P71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Villegas</meta:initial-creator>
    <meta:creation-date>2015-05-14T09:37:13.11</meta:creation-date>
    <dc:date>2015-05-18T11:53:03.47</dc:date>
    <dc:creator>Alex Villegas</dc:creator>
    <meta:editing-duration>PT17H1M5S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9" meta:paragraph-count="152" meta:word-count="1031" meta:character-count="6840"/>
  </office:meta>
</office:document-meta>
</file>